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gif" manifest:full-path="Pictures/10000000000001900000010ED47F3EDB.gif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ffff" draw:opacity="50%" draw:textarea-horizontal-align="justify" draw:textarea-vertical-align="middle" draw:auto-grow-height="false" draw:shadow-opacity="50%"/>
    </style:style>
    <style:style style:name="gr3" style:family="graphic" style:parent-style-name="objectwithoutfill">
      <style:graphic-properties svg:stroke-width="0.1cm" svg:stroke-color="#0000ff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00ae00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1.05cm"/>
    </style:style>
    <style:style style:name="gr7" style:family="graphic" style:parent-style-name="standard">
      <style:graphic-properties svg:stroke-color="#000000" draw:fill="solid" draw:fill-color="#c0c0c0" draw:textarea-horizontal-align="justify" draw:textarea-vertical-align="top" draw:auto-grow-height="false" fo:padding-top="-0.6cm"/>
    </style:style>
    <style:style style:name="gr8" style:family="graphic" style:parent-style-name="standard">
      <style:graphic-properties svg:stroke-color="#000000" draw:fill="solid" draw:fill-color="#c0c0c0" draw:textarea-horizontal-align="justify" draw:textarea-vertical-align="bottom" draw:auto-grow-height="false" fo:padding-top="-0.6cm" fo:padding-bottom="-0.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ff0000" fo:font-size="4pt" fo:font-weight="bold" style:font-size-asian="4pt" style:font-weight-asian="bold" style:font-size-complex="4pt" style:font-weight-complex="bold"/>
    </style:style>
    <style:style style:name="T3" style:family="text">
      <style:text-properties fo:color="#008000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008000" fo:font-size="4pt" fo:font-weight="bold" style:font-size-asian="4pt" style:font-weight-asian="bold" style:font-size-complex="4pt" style:font-weight-complex="bold"/>
    </style:style>
    <style:style style:name="T5" style:family="text">
      <style:text-properties fo:color="#0000ff"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4.11cm" svg:height="9.524cm" svg:x="1.19cm" svg:y="1.2cm">
          <draw:image xlink:href="Pictures/10000000000001900000010ED47F3EDB.gif" xlink:type="simple" xlink:show="embed" xlink:actuate="onLoad">
            <text:p/>
          </draw:image>
        </draw:frame>
        <draw:custom-shape draw:style-name="gr2" draw:text-style-name="P1" draw:layer="layout" svg:width="14.1cm" svg:height="9.5cm" svg:x="1.2cm" svg:y="1.2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.5cm" svg:y1="2.8cm" svg:x2="2.1cm" svg:y2="2.8cm">
          <text:p/>
        </draw:line>
        <draw:line draw:style-name="gr4" draw:text-style-name="P2" draw:layer="layout" svg:x1="1.5cm" svg:y1="1.6cm" svg:x2="2.1cm" svg:y2="1.6cm">
          <text:p/>
        </draw:line>
        <draw:line draw:style-name="gr5" draw:text-style-name="P2" draw:layer="layout" svg:x1="1.5cm" svg:y1="2.2cm" svg:x2="2.1cm" svg:y2="2.2cm">
          <text:p/>
        </draw:line>
        <draw:frame draw:style-name="gr6" draw:text-style-name="P3" draw:layer="layout" svg:width="2.3cm" svg:height="1.987cm" svg:x="2.1cm" svg:y="1.213cm">
          <draw:text-box>
            <text:p text:style-name="P3"><text:span text:style-name="T1">Car</text:span></text:p>
            <text:p text:style-name="P3"><text:span text:style-name="T2"/></text:p>
            <text:p text:style-name="P3"><text:span text:style-name="T3">Train</text:span></text:p>
            <text:p text:style-name="P3"><text:span text:style-name="T4"/></text:p>
            <text:p text:style-name="P3"><text:span text:style-name="T5">Plane</text:span></text:p>
          </draw:text-box>
        </draw:frame>
        <draw:line draw:style-name="gr3" draw:text-style-name="P2" draw:layer="layout" svg:x1="1.9cm" svg:y1="8cm" svg:x2="6.2cm" svg:y2="2.4cm">
          <text:p/>
        </draw:line>
        <draw:line draw:style-name="gr3" draw:text-style-name="P2" draw:layer="layout" svg:x1="6.2cm" svg:y1="2.4cm" svg:x2="9.3cm" svg:y2="3.5cm">
          <text:p/>
        </draw:line>
        <draw:line draw:style-name="gr5" draw:text-style-name="P2" draw:layer="layout" svg:x1="1.9cm" svg:y1="8cm" svg:x2="4cm" svg:y2="7cm">
          <text:p/>
        </draw:line>
        <draw:line draw:style-name="gr5" draw:text-style-name="P2" draw:layer="layout" svg:x1="4.1cm" svg:y1="6.9cm" svg:x2="6.3cm" svg:y2="4.7cm">
          <text:p/>
        </draw:line>
        <draw:line draw:style-name="gr5" draw:text-style-name="P2" draw:layer="layout" svg:x1="6.4cm" svg:y1="4.8cm" svg:x2="9.2cm" svg:y2="3.5cm">
          <text:p/>
        </draw:line>
        <draw:line draw:style-name="gr5" draw:text-style-name="P2" draw:layer="layout" svg:x1="8.7cm" svg:y1="5.3cm" svg:x2="9.2cm" svg:y2="3.5cm">
          <text:p/>
        </draw:line>
        <draw:line draw:style-name="gr5" draw:text-style-name="P2" draw:layer="layout" svg:x1="9.3cm" svg:y1="3.4cm" svg:x2="12.1cm" svg:y2="6cm">
          <text:p/>
        </draw:line>
        <draw:line draw:style-name="gr4" draw:text-style-name="P2" draw:layer="layout" svg:x1="6.4cm" svg:y1="4.7cm" svg:x2="8.5cm" svg:y2="5.2cm">
          <text:p/>
        </draw:line>
        <draw:line draw:style-name="gr4" draw:text-style-name="P2" draw:layer="layout" svg:x1="8.7cm" svg:y1="5.4cm" svg:x2="12.2cm" svg:y2="6.1cm">
          <text:p/>
        </draw:line>
        <draw:line draw:style-name="gr5" draw:text-style-name="P2" draw:layer="layout" svg:x1="6.2cm" svg:y1="2.5cm" svg:x2="6.5cm" svg:y2="5cm">
          <text:p/>
        </draw:line>
        <draw:line draw:style-name="gr4" draw:text-style-name="P2" draw:layer="layout" svg:x1="8.7cm" svg:y1="5.3cm" svg:x2="4.1cm" svg:y2="7.1cm">
          <text:p/>
        </draw:line>
        <draw:custom-shape draw:style-name="gr7" draw:text-style-name="P4" draw:layer="layout" svg:width="0.8cm" svg:height="0.8cm" svg:x="8.9cm" svg:y="3cm">
          <text:p text:style-name="P4"><text:span text:style-name="T6">Zürich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4" draw:layer="layout" svg:width="0.8cm" svg:height="0.8cm" svg:x="3.6cm" svg:y="6.6cm">
          <text:p text:style-name="P4"><text:span text:style-name="T6">Lausann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4" draw:layer="layout" svg:width="0.8cm" svg:height="0.8cm" svg:x="5.8cm" svg:y="2.1cm">
          <text:p text:style-name="P4"><text:span text:style-name="T6">Basel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4" draw:layer="layout" svg:width="0.8cm" svg:height="0.8cm" svg:x="6cm" svg:y="4.4cm">
          <text:p text:style-name="P4"><text:span text:style-name="T6">Ber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4" draw:layer="layout" svg:width="0.8cm" svg:height="0.8cm" svg:x="8.3cm" svg:y="4.9cm">
          <text:p text:style-name="P4"><text:span text:style-name="T6">Luzer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4" draw:layer="layout" svg:width="0.8cm" svg:height="0.8cm" svg:x="11.8cm" svg:y="5.6cm">
          <text:p text:style-name="P4"><text:span text:style-name="T6">Chur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4" draw:layer="layout" svg:width="0.8cm" svg:height="0.8cm" svg:x="1.5cm" svg:y="7.5cm">
          <text:p text:style-name="P4"><text:span text:style-name="T6">Genf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tian Bosshard</meta:initial-creator>
    <meta:creation-date>2012-07-01T13:21:29</meta:creation-date>
    <dc:date>2012-07-01T13:38:35</dc:date>
    <dc:creator>Christian Bosshard</dc:creator>
    <meta:editing-duration>PT8M36S</meta:editing-duration>
    <meta:editing-cycles>6</meta:editing-cycles>
    <meta:generator>LibreOffice/3.5$Linux_x86 LibreOffice_project/350m1$Build-2</meta:generator>
    <meta:document-statistic meta:object-count="24"/>
  </office:meta>
</office:document-meta>
</file>